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fcae3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officeooo:paragraph-rsid="000fcae3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officeooo:rsid="000fcae3" officeooo:paragraph-rsid="000fcae3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officeooo:rsid="001a0853" officeooo:paragraph-rsid="001a085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1a0853" officeooo:paragraph-rsid="002d7012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paragraph-rsid="000fcae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7a0ee" officeooo:paragraph-rsid="001cf28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7a0ee" officeooo:paragraph-rsid="003dad21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20647" officeooo:paragraph-rsid="0022064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20647" officeooo:paragraph-rsid="003dad2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2pt" officeooo:paragraph-rsid="000fcae3" style:font-size-asian="12pt" style:font-size-complex="12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start" style:justify-single-word="false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3d8ee2" officeooo:paragraph-rsid="003d8ee2" style:font-size-asian="13.1000003814697pt" style:font-style-asian="italic" style:font-weight-asian="normal" style:font-size-complex="15pt" style:font-style-complex="italic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Liberation Serif" fo:font-size="14pt" style:text-underline-style="none" fo:font-weight="normal" officeooo:rsid="001200a3" officeooo:paragraph-rsid="001200a3" style:font-size-asian="14pt" style:font-weight-asian="normal" style:font-size-complex="14pt" style:font-weight-complex="normal"/>
    </style:style>
    <style:style style:name="P20" style:family="paragraph" style:parent-style-name="Preformatted_20_Text">
      <style:text-properties fo:color="#000000" style:font-name="DejaVu Sans Mono" fo:font-size="12pt" style:font-size-asian="12pt" style:font-size-complex="12pt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DejaVu Sans Mono" fo:font-size="12pt" officeooo:paragraph-rsid="00220647" style:font-size-asian="12pt" style:font-size-complex="12pt"/>
    </style:style>
    <style:style style:name="P22" style:family="paragraph" style:parent-style-name="Preformatted_20_Text">
      <style:text-properties fo:color="#000000" style:font-name="DejaVu Sans Mono1" fo:font-size="12pt" style:font-size-asian="12pt" style:font-size-complex="12pt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DejaVu Sans Mono1" fo:font-size="12pt" officeooo:paragraph-rsid="003dad21" style:font-size-asian="12pt" style:font-size-complex="12pt"/>
    </style:style>
    <style:style style:name="P24" style:family="paragraph" style:parent-style-name="Preformatted_20_Text">
      <style:text-properties fo:color="#000000" fo:font-size="12pt" style:font-size-asian="12pt" style:font-size-complex="12pt"/>
    </style:style>
    <style:style style:name="P25" style:family="paragraph" style:parent-style-name="Preformatted_20_Text">
      <style:paragraph-properties fo:text-align="start" style:justify-single-word="false"/>
      <style:text-properties style:font-name="Liberation Serif" officeooo:paragraph-rsid="001200a3"/>
    </style:style>
    <style:style style:name="P26" style:family="paragraph" style:parent-style-name="Preformatted_20_Text">
      <style:paragraph-properties fo:text-align="start" style:justify-single-word="false"/>
      <style:text-properties style:font-name="Liberation Serif" fo:font-size="15pt" fo:font-style="italic" style:text-underline-style="none" fo:font-weight="normal" officeooo:rsid="003d8651" officeooo:paragraph-rsid="003d8651" style:font-size-asian="15pt" style:font-style-asian="italic" style:font-weight-asian="normal" style:font-size-complex="15pt" style:font-style-complex="italic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font-name="Liberation Serif" fo:font-size="15pt" fo:font-style="italic" style:text-underline-style="none" fo:font-weight="normal" officeooo:rsid="003d8651" officeooo:paragraph-rsid="003dad21" style:font-size-asian="15pt" style:font-style-asian="italic" style:font-weight-asian="normal" style:font-size-complex="15pt" style:font-style-complex="italic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style:font-name="Liberation Serif" fo:font-size="14pt" fo:font-style="normal" style:text-underline-style="none" fo:font-weight="normal" officeooo:rsid="003d8651" officeooo:paragraph-rsid="003d865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style:font-name="Liberation Serif" fo:font-size="14pt" fo:font-style="normal" style:text-underline-style="none" fo:font-weight="normal" officeooo:rsid="003d8651" officeooo:paragraph-rsid="003dad2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Liberation Serif" fo:font-size="14pt" fo:font-style="normal" style:text-underline-style="none" fo:font-weight="normal" officeooo:rsid="003dad21" officeooo:paragraph-rsid="003dad2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font-name="Liberation Serif" fo:font-size="14pt" fo:font-style="normal" style:text-underline-style="none" fo:font-weight="normal" officeooo:rsid="0020bd8b" officeooo:paragraph-rsid="003dad2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Liberation Serif" fo:font-size="14pt" fo:font-style="normal" style:text-underline-style="none" fo:font-weight="normal" officeooo:rsid="003edbae" officeooo:paragraph-rsid="003edbae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erif" fo:font-size="14pt" fo:font-style="normal" style:text-underline-style="none" fo:font-weight="normal" officeooo:rsid="003edbae" officeooo:paragraph-rsid="003edbae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Preformatted_20_Text">
      <style:paragraph-properties fo:text-align="center" style:justify-single-word="false"/>
      <style:text-properties style:font-name="Liberation Serif" fo:font-size="16pt" fo:font-style="normal" style:text-underline-style="solid" style:text-underline-width="auto" style:text-underline-color="font-color" fo:font-weight="bold" officeooo:rsid="0020bd8b" officeooo:paragraph-rsid="003dad21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erif" fo:font-size="16pt" fo:font-style="italic" style:text-underline-style="none" fo:font-weight="normal" officeooo:rsid="003dad21" officeooo:paragraph-rsid="003dad21" style:font-size-asian="16pt" style:font-style-asian="italic" style:font-weight-asian="normal" style:font-size-complex="16pt" style:font-style-complex="italic" style:font-weight-complex="normal"/>
    </style:style>
    <style:style style:name="P36" style:family="paragraph" style:parent-style-name="Preformatted_20_Text">
      <style:text-properties fo:font-size="14pt" style:font-size-asian="14pt" style:font-size-complex="14pt"/>
    </style:style>
    <style:style style:name="P37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text-align="start" style:justify-single-word="false"/>
      <style:text-properties style:font-name="Liberation Mono" fo:font-size="14pt" fo:font-style="normal" style:text-underline-style="none" fo:font-weight="normal" officeooo:rsid="003dad21" officeooo:paragraph-rsid="003dad21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font-name="Liberation Mono" fo:font-size="14pt" fo:font-style="normal" style:text-underline-style="none" fo:font-weight="bold" officeooo:rsid="003dad21" officeooo:paragraph-rsid="003dad21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Preformatted_20_Text">
      <style:paragraph-properties fo:margin-top="0in" fo:margin-bottom="0.1965in" loext:contextual-spacing="false"/>
    </style:style>
    <style:style style:name="P41" style:family="paragraph" style:parent-style-name="Preformatted_20_Text">
      <style:paragraph-properties fo:margin-top="0in" fo:margin-bottom="0.1965in" loext:contextual-spacing="false"/>
      <style:text-properties fo:color="#000000" style:font-name="DejaVu Sans Mono1" fo:font-size="12pt" style:font-size-asian="12pt" style:font-size-complex="12pt"/>
    </style:style>
    <style:style style:name="P42" style:family="paragraph" style:parent-style-name="Preformatted_20_Text">
      <style:text-properties fo:color="#000000" style:font-name="DejaVu Sans Mono" fo:font-size="12pt" style:font-size-asian="12pt" style:font-size-complex="12pt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DejaVu Sans Mono" fo:font-size="12pt" officeooo:paragraph-rsid="003dad21" style:font-size-asian="12pt" style:font-size-complex="12pt"/>
    </style:style>
    <style:style style:name="P44" style:family="paragraph" style:parent-style-name="Preformatted_20_Text">
      <style:paragraph-properties fo:text-align="start" style:justify-single-word="false"/>
      <style:text-properties style:font-name="Liberation Serif" fo:font-size="15pt" fo:font-style="italic" style:text-underline-style="none" fo:font-weight="normal" officeooo:rsid="003d8651" officeooo:paragraph-rsid="003d8651" style:font-size-asian="15pt" style:font-style-asian="italic" style:font-weight-asian="normal" style:font-size-complex="15pt" style:font-style-complex="italic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font-name="Liberation Serif" fo:font-size="16pt" fo:font-style="italic" style:text-underline-style="none" fo:font-weight="normal" officeooo:rsid="003dad21" officeooo:paragraph-rsid="003dad21" style:font-size-asian="16pt" style:font-style-asian="italic" style:font-weight-asian="normal" style:font-size-complex="16pt" style:font-style-complex="italic" style:font-weight-complex="normal"/>
    </style:style>
    <style:style style:name="P46" style:family="paragraph" style:parent-style-name="List_20_Paragraph" style:list-style-name="L1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47" style:family="paragraph" style:parent-style-name="List_20_Paragraph" style:list-style-name="L3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48" style:family="paragraph" style:parent-style-name="Standard" style:master-page-name="First_20_Page">
      <style:paragraph-properties fo:text-align="center" style:justify-single-word="false" style:page-number="auto"/>
      <style:text-properties fo:font-size="14pt" fo:font-weight="normal" officeooo:paragraph-rsid="000fcae3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ize="14pt" officeooo:paragraph-rsid="00371a97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paragraph-rsid="003b341a" style:font-size-asian="14pt" style:font-size-complex="14pt"/>
    </style:style>
    <style:style style:name="P51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4pt" fo:language="uk" fo:country="UA" officeooo:paragraph-rsid="003b341a" style:font-size-asian="14pt" style:font-size-complex="14pt"/>
    </style:style>
    <style:style style:name="P53" style:family="paragraph" style:parent-style-name="Standard" style:list-style-name="L3">
      <style:paragraph-properties fo:text-align="start" style:justify-single-word="false"/>
      <style:text-properties fo:font-size="14pt" fo:language="uk" fo:country="UA" officeooo:paragraph-rsid="003b341a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fo:language="uk" fo:country="UA" style:text-underline-style="none" fo:font-weight="normal" officeooo:rsid="00400ead" officeooo:paragraph-rsid="00400ead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3d1f81" officeooo:paragraph-rsid="002d7012" style:font-size-asian="14pt" style:font-weight-asian="normal" style:font-size-complex="14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3d1f81" officeooo:paragraph-rsid="003d1f81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400ead" officeooo:paragraph-rsid="00400ead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style="italic" fo:font-weight="normal" officeooo:paragraph-rsid="00400ead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erif" fo:font-size="14pt" officeooo:rsid="001a0853" fo:background-color="#ffffff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0bd8b" officeooo:paragraph-rsid="0020bd8b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paragraph-rsid="00400ead" style:font-size-asian="15pt" style:font-style-asian="italic" style:font-weight-asian="normal" style:font-size-complex="15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3d8ee2" officeooo:paragraph-rsid="003d8ee2" style:font-size-asian="13.1000003814697pt" style:font-style-asian="italic" style:font-weight-asian="normal" style:font-size-complex="15pt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5pt" fo:font-style="italic" fo:font-weight="normal" officeooo:paragraph-rsid="00400ead" style:font-size-asian="15pt" style:font-style-asian="italic" style:font-weight-asian="normal" style:font-size-complex="15pt" style:font-style-complex="italic" style:font-weight-complex="normal"/>
    </style:style>
    <style:style style:name="P64" style:family="paragraph" style:parent-style-name="Standard">
      <style:paragraph-properties fo:text-align="center" style:justify-single-word="false" fo:break-before="page"/>
      <style:text-properties fo:font-size="16pt" fo:language="uk" fo:country="UA" style:text-underline-style="solid" style:text-underline-width="auto" style:text-underline-color="font-color" fo:font-weight="bold" officeooo:paragraph-rsid="00371a97" style:font-size-asian="16pt" style:font-weight-asian="bold" style:font-size-complex="16pt"/>
    </style:style>
    <style:style style:name="P65" style:family="paragraph" style:parent-style-name="Standard">
      <style:paragraph-properties fo:text-align="start" style:justify-single-word="false" fo:break-before="page"/>
      <style:text-properties fo:font-size="15pt" fo:font-style="italic" style:text-underline-style="none" fo:font-weight="normal" officeooo:rsid="003d8651" officeooo:paragraph-rsid="003d8651" style:font-size-asian="15pt" style:font-style-asian="italic" style:font-weight-asian="normal" style:font-size-complex="15pt" style:font-style-complex="italic" style:font-weight-complex="normal"/>
    </style:style>
    <style:style style:name="P66" style:family="paragraph" style:parent-style-name="Standard">
      <style:paragraph-properties fo:text-align="start" style:justify-single-word="false" fo:break-before="page"/>
      <style:text-properties fo:font-size="15pt" fo:font-style="italic" style:text-underline-style="none" fo:font-weight="normal" officeooo:rsid="003d8651" officeooo:paragraph-rsid="003dad21" style:font-size-asian="15pt" style:font-style-asian="italic" style:font-weight-asian="normal" style:font-size-complex="15pt" style:font-style-complex="italic" style:font-weight-complex="normal"/>
    </style:style>
    <style:style style:name="P67" style:family="paragraph" style:parent-style-name="Standard">
      <style:paragraph-properties fo:text-align="start" style:justify-single-word="false" fo:break-before="page"/>
      <style:text-properties officeooo:rsid="001a0853" officeooo:paragraph-rsid="001a0853"/>
    </style:style>
    <style:style style:name="T1" style:family="text">
      <style:text-properties officeooo:rsid="000fcae3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3b341a" style:font-style-asian="normal" style:font-weight-asian="normal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29eca4" style:font-size-asian="14pt" style:font-weight-asian="bold" style:font-size-complex="14pt" style:font-weight-complex="bold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color="#000000"/>
    </style:style>
    <style:style style:name="T10" style:family="text">
      <style:text-properties fo:color="#000000" fo:font-size="14pt" style:text-underline-style="none" fo:font-weight="normal" officeooo:rsid="001200a3" style:font-size-asian="14pt" style:font-weight-asian="normal" style:font-size-complex="14pt" style:font-weight-complex="normal"/>
    </style:style>
    <style:style style:name="T11" style:family="text">
      <style:text-properties fo:color="#000000" fo:font-size="14pt" style:text-underline-style="solid" style:text-underline-width="auto" style:text-underline-color="font-color" fo:font-weight="bold" officeooo:rsid="001200a3" style:font-size-asian="14pt" style:font-weight-asian="bold" style:font-size-complex="14pt" style:font-weight-complex="bold"/>
    </style:style>
    <style:style style:name="T12" style:family="text">
      <style:text-properties fo:color="#000000" style:font-name="DejaVu Sans Mono" fo:font-size="12pt" style:font-size-asian="12pt" style:font-size-complex="12pt"/>
    </style:style>
    <style:style style:name="T13" style:family="text">
      <style:text-properties fo:color="#000000" style:font-name="Liberation Serif" fo:background-color="#ffffff" loext:char-shading-value="0"/>
    </style:style>
    <style:style style:name="T14" style:family="text">
      <style:text-properties fo:color="#000000" style:font-name="Liberation Serif" fo:language="uk" fo:country="UA" fo:background-color="#ffffff" loext:char-shading-value="0"/>
    </style:style>
    <style:style style:name="T15" style:family="text">
      <style:text-properties fo:color="#000000" style:font-name="Liberation Serif" fo:font-size="14pt" fo:language="uk" fo:country="UA" style:font-size-asian="14pt" style:font-size-complex="14pt"/>
    </style:style>
    <style:style style:name="T16" style:family="text">
      <style:text-properties fo:color="#000000" style:font-name="Liberation Serif" fo:font-size="14pt" fo:language="uk" fo:country="UA" fo:background-color="#ffffff" loext:char-shading-value="0" style:font-size-asian="14pt" style:font-size-complex="14pt"/>
    </style:style>
    <style:style style:name="T17" style:family="text">
      <style:text-properties fo:color="#000000" style:font-name="Liberation Serif" fo:font-size="14pt" fo:background-color="#ffffff" loext:char-shading-value="0" style:font-size-asian="14pt" style:font-size-complex="14pt"/>
    </style:style>
    <style:style style:name="T18" style:family="text">
      <style:text-properties fo:color="#000000" officeooo:rsid="001200a3"/>
    </style:style>
    <style:style style:name="T19" style:family="text">
      <style:text-properties fo:color="#000080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DejaVu Sans Mono"/>
    </style:style>
    <style:style style:name="T22" style:family="text">
      <style:text-properties fo:color="#000080" style:font-name="DejaVu Sans Mono" fo:font-weight="bold"/>
    </style:style>
    <style:style style:name="T23" style:family="text">
      <style:text-properties fo:color="#000080" style:font-name="DejaVu Sans Mono" fo:font-size="12pt" style:font-size-asian="12pt" style:font-size-complex="12pt"/>
    </style:style>
    <style:style style:name="T24" style:family="text">
      <style:text-properties fo:color="#008080" style:font-name="DejaVu Sans Mono" fo:font-size="12pt" fo:font-weight="bold" style:font-size-asian="12pt" style:font-size-complex="12pt"/>
    </style:style>
    <style:style style:name="T25" style:family="text">
      <style:text-properties fo:color="#008080" fo:font-weight="bold"/>
    </style:style>
    <style:style style:name="T26" style:family="text">
      <style:text-properties style:font-name="DejaVu Sans Mono"/>
    </style:style>
    <style:style style:name="T27" style:family="text">
      <style:text-properties style:font-name="DejaVu Sans Mono" officeooo:rsid="00400ead"/>
    </style:style>
    <style:style style:name="T28" style:family="text">
      <style:text-properties fo:color="#0000ff"/>
    </style:style>
    <style:style style:name="T29" style:family="text">
      <style:text-properties officeooo:rsid="0029eca4"/>
    </style:style>
    <style:style style:name="T30" style:family="text">
      <style:text-properties officeooo:rsid="003dad21" style:font-size-asian="12.25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3b341a"/>
    </style:style>
    <style:style style:name="T33" style:family="text">
      <style:text-properties fo:language="uk" fo:country="UA"/>
    </style:style>
    <style:style style:name="T34" style:family="text">
      <style:text-properties fo:language="uk" fo:country="UA" officeooo:rsid="003b341a"/>
    </style:style>
    <style:style style:name="T35" style:family="text">
      <style:text-properties fo:language="uk" fo:country="UA" officeooo:rsid="00400ead"/>
    </style:style>
    <style:style style:name="T36" style:family="text">
      <style:text-properties fo:language="en" fo:country="US"/>
    </style:style>
    <style:style style:name="T37" style:family="text">
      <style:text-properties fo:language="en" fo:country="US" officeooo:rsid="00400ead"/>
    </style:style>
    <style:style style:name="T38" style:family="text">
      <style:text-properties officeooo:rsid="003dad21"/>
    </style:style>
    <style:style style:name="T39" style:family="text">
      <style:text-properties officeooo:rsid="00400e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Національний технічний університет України</text:p>
      <text:p text:style-name="P9">«Київський політехнічний інститут імені Ігоря Сікорського» </text:p>
      <text:p text:style-name="P9">Факультет інформатики та обчислювальної техніки </text:p>
      <text:p text:style-name="P9">Кафедра обчислювально<text:bookmark-start text:name="__DdeLink__135_309736628"/>ї <text:bookmark-end text:name="__DdeLink__135_309736628"/>техніки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/></text:p>
      <text:p text:style-name="P3"><text:span text:style-name="T3">Алгоритми та структури даних</text:span> </text:p>
      <text:p text:style-name="P3">Лабораторна робота №<text:span text:style-name="T32">4</text:span></text:p>
      <text:p text:style-name="P7">«<text:span text:style-name="T33">Алгоритми сортування масивів</text:span>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"/>
      <text:p text:style-name="P4">Виконав студент групи ІО-6<text:span text:style-name="T1">3</text:span> <text:span text:style-name="T1">Булах А. О</text:span>. </text:p>
      <text:p text:style-name="P6">Залікова книжка № 6<text:span text:style-name="T29">306</text:span> <text:s text:c="2"/></text:p>
      <text:p text:style-name="P16"><text:span text:style-name="T4">Перевірив </text:span><text:span text:style-name="T8">Саверченко В.Г</text:span><text:span text:style-name="T4">. </text:span></text:p>
      <text:p text:style-name="P5"/>
      <text:p text:style-name="P4"/>
      <text:p text:style-name="P4"/>
      <text:p text:style-name="P4"/>
      <text:p text:style-name="P3">Київ</text:p>
      <text:p text:style-name="P49">2016 р.</text:p>
      <text:p text:style-name="P64">Теоретичні відомості</text:p>
      <text:p text:style-name="P61"><text:span text:style-name="T37"/></text:p>
      <text:p text:style-name="P61"><text:span text:style-name="T37">1</text:span><text:span text:style-name="T36">. </text:span><text:span text:style-name="T33">Сортування бульбашкою</text:span><text:span text:style-name="T34">:</text:span></text:p>
      <text:p text:style-name="P58"><text:span text:style-name="T14"><text:tab/>Алгоритм сортування бульбашкою зводиться до повторення проходів по елементах сортованого масиву. Прохід по елементах масиву виконує внутрішній цикл. За кожен прохід порівнюються два сусідні елементи, і якщо порядок невірний елементи міняються місцями. Зовнішній цикл буде працювати доти, поки масив не буде відсортований.</text:span></text:p>
      <text:p text:style-name="P58"><text:span text:style-name="T14"/></text:p>
      <text:p text:style-name="P63"><text:span text:style-name="T35">2</text:span><text:span text:style-name="T33">. Сортування вибором</text:span><text:span text:style-name="T34">:</text:span></text:p>
      <text:p text:style-name="P8"><text:span text:style-name="T33"><text:tab/>Суть методу полягає в пошуку мінімального елемента в масиві та обмін його з начальним елементом невідсортованого масиву. Число обмінів, порівняно з «бульбашковим» сортуванням</text:span><text:span text:style-name="T34">,</text:span><text:span text:style-name="T33"> дорівнює </text:span><text:span text:style-name="T36">N</text:span><text:span text:style-name="T33">/2, де </text:span><text:span text:style-name="T36">N</text:span><text:span text:style-name="T33"> – число елементів масиву.</text:span></text:p>
      <text:p text:style-name="P50"><text:span text:style-name="T33"/></text:p>
      <text:p text:style-name="P17"><text:span text:style-name="T36">3. </text:span><text:span text:style-name="T33">Сортування вставками:</text:span></text:p>
      <text:p text:style-name="P15"><text:span text:style-name="T15"><text:tab/>Простий алгоритм сортировки . Його суть полягає в тому , щоб на кожному кроці брати елемент , знайти для нього позицію та вставити в неї . </text:span><text:span text:style-name="T17">Основною перевагою алгоритму сортування вставками є можливість сортувати масив у міру його </text:span><text:span text:style-name="T16">отримання</text:span><text:span text:style-name="T17">.То тобто маючи частина масиву, можна починати його сортувати. У паралельному програмування така особливість відіграє не останню роль.</text:span></text:p>
      <text:p text:style-name="P59"/>
      <text:p text:style-name="P67"><text:span text:style-name="T6">Завд</text:span><text:span text:style-name="T7">а</text:span><text:span text:style-name="T6">ння:</text:span><text:span text:style-name="T5"> </text:span></text:p>
      <text:list xml:id="list5252966184035119329" text:style-name="L2">
        <text:list-item>
          <text:p text:style-name="P55">Вiдсортувати даний масив будь-яким з методiв.</text:p>
        </text:list-item>
        <text:list-item>
          <text:p text:style-name="P56">Знайти мiнiмум або максимум даного масиву.<text:bookmark-start text:name="__DdeLink__646_72638712"/></text:p>
        </text:list-item>
      </text:list>
      <text:p text:style-name="P10"/>
      <text:p text:style-name="P60">Завдання <text:span text:style-name="T32">1</text:span>:<text:bookmark-end text:name="__DdeLink__646_72638712"/></text:p>
      <text:p text:style-name="P57">Сортування вибором.</text:p>
      <text:p text:style-name="P54">Алгоритм:</text:p>
      <text:list xml:id="list5127248323432152370" text:style-name="L3">
        <text:list-item>
          <text:p text:style-name="P53">Знаходимо мінімальний елемент масиву;</text:p>
        </text:list-item>
        <text:list-item>
          <text:p text:style-name="P47">Обмінюємо цей елемент з першим елементом масиву;</text:p>
        </text:list-item>
        <text:list-item>
          <text:p text:style-name="P47">Знову шукаємо мінімальний елемент в невідсортованому масиві;</text:p>
        </text:list-item>
        <text:list-item>
          <text:p text:style-name="P47">Обмінюємо його з другим елементом ;</text:p>
        </text:list-item>
        <text:list-item>
          <text:p text:style-name="P51"><text:span text:style-name="T33">Даний пошук і обмін виконуємо (</text:span><text:span text:style-name="T36">N</text:span><text:span text:style-name="T33">-1) раз , де </text:span><text:span text:style-name="T36">N</text:span><text:span text:style-name="T33"> – це кількість елементів масиву.</text:span></text:p>
        </text:list-item>
      </text:list>
      <text:p text:style-name="P18"/>
      <text:p text:style-name="P18">Псевдокод:</text:p>
      <text:p text:style-name="P18"/>
      <text:p text:style-name="P37">var</text:p>
      <text:p text:style-name="P36"><text:s text:c="2"/>n, m, i, j, t: Integer;</text:p>
      <text:p text:style-name="P36"><text:s text:c="2"/>arr: Array[1..10000] <text:span text:style-name="T31">of</text:span> Integer;</text:p>
      <text:p text:style-name="P37">begin</text:p>
      <text:p text:style-name="P36"><text:s text:c="2"/></text:p>
      <text:p text:style-name="P36"><text:s text:c="2"/><text:span text:style-name="T2">...</text:span></text:p>
      <text:p text:style-name="P36"/>
      <text:p text:style-name="P36"><text:s text:c="2"/><text:span text:style-name="T31">for</text:span> i := 1 <text:span text:style-name="T31">to</text:span> n - 1 <text:span text:style-name="T31">do</text:span></text:p>
      <text:p text:style-name="P36"><text:s text:c="2"/><text:span text:style-name="T31">begin</text:span></text:p>
      <text:p text:style-name="P36"><text:s text:c="4"/>m := i;</text:p>
      <text:p text:style-name="P36"><text:s text:c="4"/><text:span text:style-name="T31">for</text:span> j := i <text:span text:style-name="T31">to</text:span> n <text:span text:style-name="T31">do</text:span></text:p>
      <text:p text:style-name="P36"><text:s text:c="6"/><text:span text:style-name="T31">if</text:span> arr[j] &lt; <text:span text:style-name="T39">arr[</text:span>m<text:span text:style-name="T39">]</text:span> <text:span text:style-name="T31">then</text:span></text:p>
      <text:p text:style-name="P36"><text:s text:c="8"/>m := j;</text:p>
      <text:p text:style-name="P36"><text:s text:c="4"/>t := arr[m];</text:p>
      <text:p text:style-name="P36"><text:s text:c="4"/>arr[m] := arr[i];</text:p>
      <text:p text:style-name="P36"><text:s text:c="4"/>arr[i] := t;</text:p>
      <text:p text:style-name="P36"><text:s text:c="2"/><text:span text:style-name="T31">end</text:span>;</text:p>
      <text:p text:style-name="P36"/>
      <text:p text:style-name="P36"><text:s text:c="2"/><text:span text:style-name="T2">...</text:span></text:p>
      <text:p text:style-name="P36"/>
      <text:p text:style-name="P37">end.</text:p>
      <text:p text:style-name="P2"/>
      <text:p text:style-name="P65"><text:bookmark-start text:name="__DdeLink__652_72638712"/>Оригiнальний лiстинг:</text:p>
      <text:p text:style-name="P12"/>
      <text:p text:style-name="P21"><text:span text:style-name="T20">import </text:span>random</text:p>
      <text:p text:style-name="P21"/>
      <text:p text:style-name="P20">n = <text:span text:style-name="T19">int</text:span>(<text:span text:style-name="T19">input</text:span>(<text:span text:style-name="T25">'Size: '</text:span>))</text:p>
      <text:p text:style-name="P20"/>
      <text:p text:style-name="P20">arr = [random.randint(<text:span text:style-name="T28">10</text:span>, <text:span text:style-name="T28">99</text:span>) <text:span text:style-name="T20">for </text:span>_ <text:span text:style-name="T20">in </text:span><text:span text:style-name="T19">range</text:span>(n)]</text:p>
      <text:p text:style-name="P20"/>
      <text:p text:style-name="P20"><text:span text:style-name="T19">print</text:span>(<text:span text:style-name="T25">'Original array: ' </text:span>+ <text:span text:style-name="T19">str</text:span>(arr))</text:p>
      <text:p text:style-name="P20"/>
      <text:p text:style-name="P20"><text:span text:style-name="T20">for </text:span>i <text:span text:style-name="T20">in </text:span><text:span text:style-name="T19">range</text:span>(n - <text:span text:style-name="T28">1</text:span>):</text:p>
      <text:p text:style-name="P24"><text:s text:c="4"/><text:span text:style-name="T26">m = i</text:span></text:p>
      <text:p text:style-name="P24"><text:s text:c="4"/><text:span text:style-name="T22">for </text:span><text:span text:style-name="T26">j </text:span><text:span text:style-name="T22">in </text:span><text:span text:style-name="T21">range</text:span><text:span text:style-name="T26">(i, n):</text:span></text:p>
      <text:p text:style-name="P24"><text:s text:c="8"/><text:span text:style-name="T22">if </text:span><text:span text:style-name="T26">arr[j] &lt; </text:span><text:span text:style-name="T27">arr[</text:span><text:span text:style-name="T26">m</text:span><text:span text:style-name="T27">]</text:span><text:span text:style-name="T26">:</text:span></text:p>
      <text:p text:style-name="P24"><text:s text:c="12"/><text:span text:style-name="T26">m = j</text:span></text:p>
      <text:p text:style-name="P24"><text:s text:c="4"/><text:span text:style-name="T26">arr[</text:span><text:span text:style-name="T27">m</text:span><text:span text:style-name="T26">], arr[i] = arr[i], arr[m]</text:span></text:p>
      <text:p text:style-name="P20"/>
      <text:p text:style-name="P40"><text:span text:style-name="T23">print</text:span><text:span text:style-name="T12">(</text:span><text:span text:style-name="T24">'Sorted array: <text:s text:c="2"/>' </text:span><text:span text:style-name="T12">+ </text:span><text:span text:style-name="T23">str</text:span><text:span text:style-name="T12">(arr))</text:span></text:p>
      <text:p text:style-name="P26"><text:span text:style-name="T18">К</text:span><text:span text:style-name="T9">онтрольний приклад:</text:span></text:p>
      <text:p text:style-name="P26"><text:span text:style-name="T9"/></text:p>
      <text:p text:style-name="P28"><text:span text:style-name="T38">&gt;&gt;&gt; <text:s/></text:span>Size: 10</text:p>
      <text:p text:style-name="P28"><text:span text:style-name="T38">&gt;&gt;&gt; <text:s/></text:span>Original array: [76, 26, 62, 88, 32, 12, 49, 17, 92, 50]</text:p>
      <text:p text:style-name="P29"><text:span text:style-name="T38">&gt;&gt;&gt; <text:s/></text:span>Sorted array: [12, 17, 26, 32, 49, 50, 62, 76, 88, 92]<text:bookmark-end text:name="__DdeLink__652_72638712"/></text:p>
      <text:p text:style-name="P11"/>
      <text:p text:style-name="P34">Завдання <text:span text:style-name="T38">2</text:span>:</text:p>
      <text:p text:style-name="P32">Знаходження мiнiмуму.</text:p>
      <text:p text:style-name="P31"/>
      <text:p text:style-name="P35">Псевдокод:</text:p>
      <text:p text:style-name="P35"/>
      <text:p text:style-name="P39">var</text:p>
      <text:p text:style-name="P38"><text:s text:c="2"/>n, m, mi, i, j, t: Integer;</text:p>
      <text:p text:style-name="P38"><text:s text:c="2"/>arr: Array[1..10000] <text:span text:style-name="T31">of</text:span> Integer;</text:p>
      <text:p text:style-name="P39">begin</text:p>
      <text:p text:style-name="P38"><text:s text:c="2"/></text:p>
      <text:p text:style-name="P38"><text:bookmark-start text:name="__DdeLink__649_72638712"/><text:s text:c="2"/>...<text:bookmark-end text:name="__DdeLink__649_72638712"/></text:p>
      <text:p text:style-name="P38"/>
      <text:p text:style-name="P38"><text:s text:c="2"/>m := arr[1];</text:p>
      <text:p text:style-name="P38"><text:s text:c="2"/><text:span text:style-name="T31">for</text:span> i := 1 <text:span text:style-name="T31">to</text:span> n do</text:p>
      <text:p text:style-name="P38"><text:s text:c="4"/><text:span text:style-name="T31">if</text:span> arr[i] &lt; m <text:span text:style-name="T31">then</text:span></text:p>
      <text:p text:style-name="P38"><text:s text:c="6"/>m := arr[i];</text:p>
      <text:p text:style-name="P38"/>
      <text:p text:style-name="P38"><text:s text:c="2"/>...</text:p>
      <text:p text:style-name="P38"/>
      <text:p text:style-name="P39">end.</text:p>
      <text:p text:style-name="P66">Оригiнальний лiстинг:</text:p>
      <text:p text:style-name="P13"/>
      <text:p text:style-name="P23"><text:span text:style-name="T20">import </text:span>random</text:p>
      <text:p text:style-name="P23"/>
      <text:p text:style-name="P22">n = <text:span text:style-name="T19">int</text:span>(<text:span text:style-name="T19">input</text:span>(<text:span text:style-name="T25">'Size: '</text:span>))</text:p>
      <text:p text:style-name="P22">arr = [random.randint(<text:span text:style-name="T28">10</text:span>, <text:span text:style-name="T28">99</text:span>) <text:span text:style-name="T20">for </text:span>_ <text:span text:style-name="T20">in </text:span><text:span text:style-name="T19">range</text:span>(n)]</text:p>
      <text:p text:style-name="P22"><text:span text:style-name="T19">print</text:span>(<text:span text:style-name="T25">'The array: ' </text:span>+ <text:span text:style-name="T19">str</text:span>(arr))</text:p>
      <text:p text:style-name="P22"/>
      <text:p text:style-name="P22">m = arr[<text:span text:style-name="T28">0</text:span>]</text:p>
      <text:p text:style-name="P22"><text:span text:style-name="T20">for </text:span>i <text:span text:style-name="T20">in </text:span><text:span text:style-name="T19">range</text:span>(n):</text:p>
      <text:p text:style-name="P22"><text:s text:c="4"/><text:span text:style-name="T20">if </text:span>arr[i] &lt; m:</text:p>
      <text:p text:style-name="P22"><text:s text:c="8"/>m = arr[i]</text:p>
      <text:p text:style-name="P22"/>
      <text:p text:style-name="P41"><text:span text:style-name="T19">print</text:span>(<text:span text:style-name="T25">'Minimal element: ' </text:span>+ <text:span text:style-name="T19">str</text:span>(m))</text:p>
      <text:p text:style-name="P43"/>
      <text:p text:style-name="P27"><text:span text:style-name="T18">К</text:span><text:span text:style-name="T9">онтрольний приклад:</text:span></text:p>
      <text:p text:style-name="P33"><text:span text:style-name="T30">&gt;&gt;&gt; <text:s/></text:span>Size: 10</text:p>
      <text:p text:style-name="P33"><text:span text:style-name="T30">&gt;&gt;&gt; <text:s/></text:span>The array: [59, 30, 88, 72, 47, 55, 62, 93, 89, 33]</text:p>
      <text:p text:style-name="P33"><text:span text:style-name="T30">&gt;&gt;&gt; <text:s/></text:span>Minimal element: 30</text:p>
      <text:p text:style-name="P30"/>
      <text:p text:style-name="P25"><text:span text:style-name="T11">Аналiз проблем:</text:span><text:span text:style-name="T10"> При виконаннi лабораторної роботи вагомих проблем не виникло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fo:font-size="18pt"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br0" style:family="text" style:parent-style-name="Default_20_Paragraph_20_Font"/>
    <style:style style:name="nu0" style:family="text" style:parent-style-name="Default_20_Paragraph_20_Font"/>
    <style:style style:name="kw1" style:family="text" style:parent-style-name="Default_20_Paragraph_20_Fon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20:23:53.386978893</meta:creation-date>
    <dc:date>2016-11-10T23:36:58.231161848</dc:date>
    <meta:editing-duration>PT1H45M28S</meta:editing-duration>
    <meta:editing-cycles>13</meta:editing-cycles>
    <meta:generator>LibreOffice/5.1.6.2.0$Linux_X86_64 LibreOffice_project/10m0$Build-2</meta:generator>
    <meta:print-date>2016-11-10T23:33:06.975196520</meta:print-date>
    <meta:document-statistic meta:table-count="0" meta:image-count="0" meta:object-count="0" meta:page-count="5" meta:paragraph-count="97" meta:word-count="496" meta:character-count="3130" meta:non-whitespace-character-count="2594"/>
  </office:meta>
</office:document-meta>
</file>